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xErrorHandler.getMessage( TransformerException 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xErrorHandler.TraxErrorHandl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ErrorHandler.warning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xErrorHandler.Trax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ErrorHandler.TraxErrorHandl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ErrorHandler.error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xErrorHandler.fatalError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